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solid" style:text-underline-width="auto" style:text-underline-color="font-color" officeooo:rsid="00127a8c" officeooo:paragraph-rsid="00127a8c"/>
    </style:style>
    <style:style style:name="P2" style:family="paragraph" style:parent-style-name="Standard" style:list-style-name="L1">
      <style:text-properties style:text-underline-style="none" officeooo:rsid="00127a8c" officeooo:paragraph-rsid="00127a8c"/>
    </style:style>
    <style:style style:name="P3" style:family="paragraph" style:parent-style-name="Standard" style:list-style-name="L1">
      <style:text-properties style:text-underline-style="none" officeooo:rsid="0012f66f" officeooo:paragraph-rsid="0012f6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f8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02in" fo:text-indent="-0.25in" fo:margin-left="0.2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67603353561084926" text:style-name="L1">
        <text:list-item>
          <text:p text:style-name="P1">Navigation Bar</text:p>
          <text:list>
            <text:list-item>
              <text:p text:style-name="P2">(link)Home</text:p>
            </text:list-item>
            <text:list-item>
              <text:p text:style-name="P2">reserved for links to future gobally available site features</text:p>
            </text:list-item>
            <text:list-item>
              <text:p text:style-name="P2">Sign In/Out</text:p>
            </text:list-item>
          </text:list>
        </text:list-item>
        <text:list-item>
          <text:p text:style-name="P1">Article slideshow</text:p>
        </text:list-item>
        <text:list-item>
          <text:p text:style-name="P1">Links Div</text:p>
          <text:list>
            <text:list-item>
              <text:p text:style-name="P2">Log in (guest only)</text:p>
            </text:list-item>
            <text:list-item>
              <text:p text:style-name="P2">Create League (user only)</text:p>
            </text:list-item>
            <text:list-item>
              <text:p text:style-name="P2">Join <text:span text:style-name="T2">League (user only)</text:span></text:p>
            </text:list-item>
          </text:list>
        </text:list-item>
        <text:list-item>
          <text:p text:style-name="P2">(<text:span text:style-name="T1">Idea</text:span>) Overview or Status of each league the user is in</text:p>
        </text:list-item>
        <text:list-item>
          <text:p text:style-name="P3">(<text:span text:style-name="T1">Idea</text:span>) Scorebo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9S</meta:editing-duration>
    <meta:editing-cycles>5</meta:editing-cycles>
    <meta:generator>LibreOffice/5.1.3.2$Windows_x86 LibreOffice_project/644e4637d1d8544fd9f56425bd6cec110e49301b</meta:generator>
    <dc:date>2016-12-16T15:54:34.264000000</dc:date>
    <meta:document-statistic meta:table-count="0" meta:image-count="0" meta:object-count="0" meta:page-count="1" meta:paragraph-count="11" meta:word-count="54" meta:character-count="271" meta:non-whitespace-character-count="239"/>
    <meta:user-defined meta:name="Info 1"/>
    <meta:user-defined meta:name="Info 2"/>
    <meta:user-defined meta:name="Info 3"/>
    <meta:user-defined meta:name="Info 4"/>
  </office:meta>
</office:document-meta>
</file>